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10.10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16.066cm"/>
    </style:style>
    <style:style style:name="co8" style:family="table-column">
      <style:table-column-properties fo:break-before="auto" style:column-width="10.16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eaa94c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cc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ff"/>
      <style:text-properties fo:color="#000000" fo:font-weight="normal" style:font-weight-asian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99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earchSheet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2" table:default-cell-style-name="ce1"/>
        <table:table-row table:style-name="ro1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feuille de recherche</text:p>
          </table:table-cell>
          <table:table-cell table:style-name="ce2" table:number-columns-repeated="2"/>
          <table:table-cell table:style-name="ce2" office:value-type="string">
            <text:p>SEARCHSHEET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heet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earchSheet.php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SSH_FR_SEARCH</text:p>
          </table:table-cell>
          <table:table-cell table:style-name="ce4"/>
          <table:table-cell table:style-name="ce4" office:value-type="string">
            <text:p>Recherche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number-columns-repeated="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IDSEARCH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id 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SEARCH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SEARCH%</text:p>
          </table:table-cell>
          <table:table-cell table:style-name="ce5" office:value-type="string">
            <text:p>searchsheet.php</text:p>
          </table:table-cell>
          <table:table-cell table:style-name="ce5" office:value-type="string">
            <text:p>getdetailledsearch(D,SSH_SEARCH):SSH_IDSEARCH,SSH_SEARCH,SSH_IDFAMILY,SSH_FAMILY</text:p>
          </table:table-cell>
          <table:table-cell table:style-name="ce5" office:value-type="string">
            <text:p>%S%&amp;app=GENERIC&amp;action=GENERIC_EDIT&amp;id=%SSH_IDSEARCH%&amp;famid=DSEARCH</text:p>
          </table:table-cell>
          <table:table-cell table:style-name="ce5" table:number-columns-repeated="2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IDFAMILY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id famil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ooc:=[.H10]+10" office:value-type="float" office:value="30">
            <text:p>3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2"/>
          <table:table-cell table:style-name="ce5" office:value-type="string">
            <text:p>::getDocValue(SSH_IDSEARCH,SE_FAMID)</text:p>
          </table:table-cell>
          <table:table-cell table:style-name="ce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FAMILY</text:p>
          </table:table-cell>
          <table:table-cell table:style-name="ce5" table:formula="oooc:=[.B8]" office:value-type="string" office:string-value="SSH_FR_SEARCH">
            <text:p>SSH_FR_SEARCH</text:p>
          </table:table-cell>
          <table:table-cell table:style-name="ce5" office:value-type="string">
            <text:p>Famil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1]+10" office:value-type="float" office:value="40">
            <text:p>40</text:p>
          </table:table-cell>
          <table:table-cell table:style-name="ce5" office:value-type="string">
            <text:p>S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FAMILY%</text:p>
          </table:table-cell>
          <table:table-cell table:style-name="ce5"/>
          <table:table-cell table:style-name="ce5" office:value-type="string">
            <text:p>::getTitle('SSH_IDFAMILY)</text:p>
          </table:table-cell>
          <table:table-cell table:style-name="ce5" table:number-columns-repeated="3"/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10" office:value-type="string">
            <text:p>SSH_FR_PRESENTATION</text:p>
          </table:table-cell>
          <table:table-cell table:style-name="ce4"/>
          <table:table-cell table:style-name="ce4" office:value-type="string">
            <text:p>Présentation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formula="oooc:=[.H12]+10" office:value-type="float" office:value="50">
            <text:p>50</text:p>
          </table:table-cell>
          <table:table-cell table:style-name="ce4" table:number-columns-repeated="8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CAPTION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longtext</text:p>
          </table:table-cell>
          <table:table-cell table:style-name="ce5" table:formula="oooc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getSortAttr(D,SSH_IDFAMILY,SSH_SORT):SSH_IDSORT,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ID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id 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5]+10" office:value-type="float" office:value="80">
            <text:p>8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nothing(SSH_IDSORT):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ORDER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5" table:formula="oooc:=[.H16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asc|ascendant,desc|descendant</text:p>
          </table:table-cell>
          <table:table-cell table:style-name="ce7" table:number-columns-repeated="2"/>
          <table:table-cell table:style-name="ce7" office:value-type="string">
            <text:p>system=yes|bmenu=no</text:p>
          </table:table-cell>
          <table:table-cell table:style-name="ce15"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SH_LIMI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limit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5" table:formula="oooc:=[.H17]+10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7" office:value-type="string">
            <text:p>elabel=nombre maximum de documents retournés|esize=3</text:p>
          </table:table-cell>
          <table:table-cell table:style-name="ce15"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11" office:value-type="string">
            <text:p>SSH_TCOLS</text:p>
          </table:table-cell>
          <table:table-cell table:style-name="ce11" office:value-type="string">
            <text:p>SSH_FR_PRESENTATION</text:p>
          </table:table-cell>
          <table:table-cell table:style-name="ce11" office:value-type="string">
            <text:p>Colonnes</text:p>
          </table:table-cell>
          <table:table-cell table:number-columns-repeated="2" table:style-name="ce8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2" table:formula="oooc:=[.H18]+10" office:value-type="float" office:value="110">
            <text:p>11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ID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id colonne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9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attribu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0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5" office:value-type="string">
            <text:p>searchsheet.php</text:p>
          </table:table-cell>
          <table:table-cell table:style-name="ce7" office:value-type="string">
            <text:p>getSearchAttribute(D,SSH_IDFAMILY,SSH_ACOL):SSH_IDACOL,SSH_ACOL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L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1]+10" office:value-type="float" office:value="140">
            <text:p>1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STYLE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styl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2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13" table:number-columns-repeated="7"/>
          <table:table-cell table:style-name="Default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FG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text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5" table:formula="oooc:=[.H22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BG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5" table:formula="oooc:=[.H22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BGDYN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 dynamiqu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3]+10" office:value-type="float" office:value="160">
            <text:p>16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FOOTS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pied de tableau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5" table:formula="oooc:=[.H26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-</text:p>
          </table:table-cell>
          <table:table-cell table:style-name="ce7" office:value-type="string">
            <text:p>NONE| ,SUM|Somme,MOY|Moyenne,CARD|Cardinal</text:p>
          </table:table-cell>
          <table:table-cell table:style-name="ce7" table:number-columns-repeated="2"/>
          <table:table-cell table:style-name="ce7" office:value-type="string">
            <text:p>system=yes</text:p>
          </table:table-cell>
          <table:table-cell table:style-name="ce15" table:number-columns-repeated="240"/>
        </table:table-row>
        <table:table-row table:style-name="ro3">
          <table:table-cell table:style-name="ce6"/>
          <table:table-cell table:style-name="ce7" table:number-columns-repeated="3"/>
          <table:table-cell table:style-name="ce6"/>
          <table:table-cell table:style-name="ce7" table:number-columns-repeated="7"/>
          <table:table-cell table:style-name="ce14"/>
          <table:table-cell table:style-name="ce7" table:number-columns-repeated="3"/>
          <table:table-cell table:style-name="ce15"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6550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text>$</number:text>
      <number:number number:decimal-places="0" number:min-integer-digits="1" number:grouping="true" number:display-factor="1000"/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 number:display-factor="1000"/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 number:display-factor="1000"/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 number:display-factor="1000"/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 number:display-factor="1000"/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 number:display-factor="1000"/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 number:display-factor="1000"/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 number:display-factor="1000"/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2" number:min-integer-digits="1" number:grouping="true"/>
      <number:text> EUR </number:text>
    </number:number-style>
    <number:number-style style:name="N120P1" style:volatile="true">
      <number:text> (</number:text>
      <number:number number:decimal-places="2" number:min-integer-digits="1" number:grouping="true"/>
      <number:text>) EUR</number:text>
    </number:number-style>
    <number:number-style style:name="N120P2" style:volatile="true">
      <number:text> -</number:text>
      <number:number number:decimal-places="0" number:min-integer-digits="0"/>
      <number:text> EUR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6">16/05/2008</text:date>, <text:time>14:3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Éric Brison</meta:initial-creator>
    <meta:creation-date>2008-05-16T09:45:51</meta:creation-date>
    <dc:creator>Éric Brison</dc:creator>
    <dc:date>2008-05-16T14:34:06</dc:date>
    <meta:editing-cycles>15</meta:editing-cycles>
    <meta:editing-duration>PT4H48M16S</meta:editing-duration>
    <meta:user-defined meta:name="Info 1"/>
    <meta:user-defined meta:name="Info 2"/>
    <meta:user-defined meta:name="Info 3"/>
    <meta:user-defined meta:name="Info 4"/>
    <meta:document-statistic meta:table-count="1" meta:cell-count="224"/>
  </office:meta>
</office:document-meta>
</file>